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640000004B063BF812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198a8a" draw:textarea-horizontal-align="justify" draw:textarea-vertical-align="bottom" draw:auto-grow-height="false"/>
    </style:style>
    <style:style style:name="gr4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5" style:family="graphic" style:parent-style-name="standard">
      <style:graphic-properties svg:stroke-width="0.051cm" svg:stroke-color="#00ff00" draw:marker-start="Arrow" draw:marker-start-width="0.3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="solid" draw:fill-color="#198a8a" draw:textarea-horizontal-align="justify" draw:textarea-vertical-align="middle" draw:auto-grow-height="false"/>
    </style:style>
    <style:style style:name="gr7" style:family="graphic" style:parent-style-name="standard">
      <style:graphic-properties svg:stroke-width="0.102cm" svg:stroke-color="#23ff23" draw:marker-start="Arrow" draw:marker-start-width="0.4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svg:stroke-width="0.305cm" svg:stroke-color="#00ff00" draw:marker-start-width="0.655cm" draw:marker-end="Arrow" draw:marker-end-width="0.755cm" draw:textarea-horizontal-align="center" draw:textarea-vertical-align="middle" fo:padding-top="0.275cm" fo:padding-bottom="0.275cm" fo:padding-left="0.4cm" fo:padding-right="0.4cm"/>
    </style:style>
    <style:style style:name="gr10" style:family="graphic" style:parent-style-name="standard">
      <style:graphic-properties svg:stroke-width="0.305cm" svg:stroke-color="#00ff00" draw:marker-start-width="0.655cm" draw:marker-end="Arrow" draw:marker-end-width="0.755cm" draw:fill="solid" draw:fill-color="#00ff00" draw:textarea-horizontal-align="center" draw:textarea-vertical-align="middle" draw:auto-grow-height="true" draw:auto-grow-width="false" fo:padding-top="0.275cm" fo:padding-bottom="0.275cm" fo:padding-left="0.4cm" fo:padding-right="0.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emplate-title">
      <style:graphic-properties svg:stroke-color="#000000" fo:min-height="3.256cm"/>
    </style:style>
    <style:style style:name="pr2" style:family="presentation" style:parent-style-name="template-notes">
      <style:graphic-properties draw:fill-color="#ffffff" draw:auto-grow-height="true" fo:min-height="13.364cm"/>
    </style:style>
    <style:style style:name="pr3" style:family="presentation" style:parent-style-name="template-title">
      <style:graphic-properties fo:min-height="3.506cm"/>
    </style:style>
    <style:style style:name="pr4" style:family="presentation" style:parent-style-name="template-outline1">
      <style:graphic-properties draw:stroke="none" draw:fill="none" fo:min-height="13.859cm"/>
    </style:style>
    <style:style style:name="pr5" style:family="presentation" style:parent-style-name="template-notes">
      <style:graphic-properties draw:fill-color="#ffffff" fo:min-height="13.364cm"/>
    </style:style>
    <style:style style:name="pr6" style:family="presentation" style:parent-style-name="template-title">
      <style:graphic-properties draw:auto-grow-height="true" fo:min-height="3.506cm"/>
    </style:style>
    <style:style style:name="pr7" style:family="presentation" style:parent-style-name="template-outline1">
      <style:graphic-properties draw:auto-grow-height="true" fo:min-height="13.859cm"/>
    </style:style>
    <style:style style:name="pr8" style:family="presentation" style:parent-style-name="template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60pt" style:font-size-asian="60pt" style:font-size-complex="6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fo:font-size="28pt" style:font-size-asian="28pt" style:font-size-complex="28pt"/>
    </style:style>
    <style:style style:name="P5" style:family="paragraph">
      <style:text-properties fo:font-size="20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text-align="center"/>
      <style:text-properties fo:color="#ffffff" fo:font-size="28pt" style:font-size-asian="28pt" style:font-size-complex="28pt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style:text-properties fo:color="#ffffff" fo:font-size="40pt" style:font-size-asian="40pt" style:font-size-complex="40pt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ffffff" fo:font-size="40pt" style:font-size-asian="40pt" style:font-size-complex="40pt"/>
    </style:style>
    <style:style style:name="T5" style:family="text">
      <style:text-properties fo:color="#00ff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业精于勤 有容乃大</presentation:footer-decl>
      <presentation:date-time-decl presentation:name="dtd1" presentation:source="current-date" style:data-style-name="D3"/>
      <draw:page draw:name="page1" draw:style-name="dp1" draw:master-page-name="templat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5cm" svg:y="7cm" presentation:class="title" presentation:user-transformed="true">
          <draw:text-box>
            <text:p text:style-name="P1"><text:span text:style-name="T1">存储系统</text:span></text:p>
          </draw:text-box>
        </draw:frame>
        <draw:frame draw:style-name="gr1" draw:text-style-name="P4" draw:layer="layout" svg:width="20.6cm" svg:height="2.499cm" svg:x="3.5cm" svg:y="12.5cm">
          <draw:text-box>
            <text:p text:style-name="P3"><text:span text:style-name="T2">FHOI </text:span><text:span text:style-name="T2">马利</text:span></text:p>
            <text:p text:style-name="P3"><text:span text:style-name="T2">Blog: </text:span><text:span text:style-name="T2"><text:a xlink:href="http://www.richardma.org/">http://www.richardma.org/</text:a>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 presentation:user-transformed="true">
          <draw:text-box>
            <text:p>Summar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计算机的记忆力</text:p>
                <text:list>
                  <text:list-item>
                    <text:p>它们在哪？</text:p>
                  </text:list-item>
                  <text:list-item>
                    <text:p>谁最快？</text:p>
                  </text:list-item>
                  <text:list-item>
                    <text:p>谁的记忆力更好？</text:p>
                  </text:list-item>
                </text:list>
              </text:list-item>
              <text:list-item>
                <text:p>计算机中的数据</text:p>
                <text:list>
                  <text:list-item>
                    <text:p>位和字节</text:p>
                  </text:list-item>
                  <text:list-item>
                    <text:p>存储容量</text:p>
                  </text:list-item>
                  <text:list-item>
                    <text:p>字长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.494cm" presentation:class="title">
          <draw:text-box>
            <text:p>计算机的记忆力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寄存器（Register）</text:p>
              </text:list-item>
              <text:list-item>
                <text:p>缓冲存储器（Cache）</text:p>
              </text:list-item>
              <text:list-item>
                <text:p>内存储器（主存储器）</text:p>
              </text:list-item>
              <text:list-item>
                <text:p>外存储器（辅存储器）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7" draw:layer="layout" svg:width="10.795cm" svg:height="6.985cm" svg:x="14.605cm" svg:y="10.795cm">
          <text:p text:style-name="P1"><text:span text:style-name="T2">外存储器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301cm" svg:y="0.494cm" presentation:class="title">
          <draw:text-box>
            <text:p>它们在哪？</text:p>
          </draw:text-box>
        </draw:frame>
        <draw:custom-shape draw:style-name="gr3" draw:text-style-name="P7" draw:layer="layout" svg:width="10.795cm" svg:height="8.89cm" svg:x="1.905cm" svg:y="6.35cm">
          <text:p text:style-name="P1"><text:span text:style-name="T2">CPU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5.08cm" svg:height="2.54cm" svg:x="4.445cm" svg:y="11.43cm">
          <text:p text:style-name="P1">Regis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5.08cm" svg:height="2.54cm" svg:x="4.445cm" svg:y="6.985cm">
          <text:p text:style-name="P1">Cach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6.985cm" svg:y1="9.525cm" svg:x2="6.985cm" svg:y2="11.43cm" draw:start-shape="id1" draw:start-glue-point="8" draw:end-shape="id2" draw:end-glue-point="4" svg:d="m6985 9525v1905">
          <text:p/>
        </draw:connector>
        <draw:custom-shape draw:style-name="gr6" draw:text-style-name="P7" xml:id="id3" draw:id="id3" draw:layer="layout" svg:width="10.795cm" svg:height="3.175cm" svg:x="14.605cm" svg:y="6.35cm">
          <text:p text:style-name="P1"><text:span text:style-name="T2">内存储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line-skew="-0.768cm" svg:x1="6.985cm" svg:y1="6.985cm" svg:x2="20.002cm" svg:y2="6.35cm" draw:start-shape="id1" draw:start-glue-point="4" draw:end-shape="id3" draw:end-glue-point="0" svg:d="m6985 6985v-1905h13017v1270">
          <text:p/>
        </draw:connector>
        <draw:custom-shape draw:style-name="gr4" draw:text-style-name="P1" xml:id="id4" draw:id="id4" draw:layer="layout" svg:width="3.175cm" svg:height="1.905cm" svg:x="15.24cm" svg:y="11.43cm">
          <text:p text:style-name="P1">硬盘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3.175cm" svg:height="1.905cm" svg:x="15.24cm" svg:y="13.97cm">
          <text:p text:style-name="P1">光盘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" draw:id="id7" draw:layer="layout" svg:width="3.175cm" svg:height="1.905cm" svg:x="21.59cm" svg:y="13.97cm">
          <text:p text:style-name="P1">U盘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6" draw:id="id6" draw:layer="layout" svg:width="3.175cm" svg:height="1.905cm" svg:x="21.59cm" svg:y="11.43cm">
          <text:p text:style-name="P1">软盘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6.828cm" svg:y1="11.43cm" svg:x2="20.002cm" svg:y2="9.525cm" draw:start-shape="id4" draw:start-glue-point="4" draw:end-shape="id3" svg:d="m16828 11430v-953h3174v-952">
          <text:p/>
        </draw:connector>
        <draw:connector draw:style-name="gr7" draw:text-style-name="P1" draw:layer="layout" svg:x1="18.415cm" svg:y1="14.923cm" svg:x2="20.002cm" svg:y2="9.525cm" draw:start-shape="id5" draw:start-glue-point="10" draw:end-shape="id3" draw:end-glue-point="2" svg:d="m18415 14923h1587v-5398">
          <text:p/>
        </draw:connector>
        <draw:connector draw:style-name="gr7" draw:text-style-name="P1" draw:layer="layout" svg:x1="23.178cm" svg:y1="11.43cm" svg:x2="20.002cm" svg:y2="9.525cm" draw:start-shape="id6" draw:start-glue-point="4" draw:end-shape="id3" draw:end-glue-point="2" svg:d="m23178 11430v-953h-3176v-952">
          <text:p/>
        </draw:connector>
        <draw:connector draw:style-name="gr7" draw:text-style-name="P1" draw:layer="layout" svg:x1="21.59cm" svg:y1="14.923cm" svg:x2="20.002cm" svg:y2="9.525cm" draw:start-shape="id7" draw:start-glue-point="6" draw:end-shape="id3" draw:end-glue-point="2" svg:d="m21590 14923h-1588v-5398">
          <text:p/>
        </draw:connecto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谁最快？</text:p>
          </draw:text-box>
        </draw:frame>
        <draw:custom-shape draw:style-name="gr8" draw:text-style-name="P1" draw:layer="layout" svg:width="9.525cm" svg:height="2.54cm" svg:x="9.455cm" svg:y="5.715cm">
          <text:p text:style-name="P1"><text:span text:style-name="T3">Regist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8" draw:layer="layout" svg:width="9.525cm" svg:height="2.54cm" svg:x="9.455cm" svg:y="8.89cm">
          <text:p text:style-name="P1"><text:span text:style-name="T3">Cach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8" draw:layer="layout" svg:width="9.525cm" svg:height="2.54cm" svg:x="9.455cm" svg:y="12.065cm">
          <text:p text:style-name="P1"><text:span text:style-name="T3">内存储器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8" draw:layer="layout" svg:width="9.525cm" svg:height="2.54cm" svg:x="9.455cm" svg:y="15.24cm">
          <text:p text:style-name="P1"><text:span text:style-name="T3">外存储器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9" draw:text-style-name="P1" draw:layer="layout" svg:x1="8.58cm" svg:y1="6.35cm" svg:x2="8.58cm" svg:y2="17.145cm">
          <text:p/>
        </draw:line>
        <draw:line draw:style-name="gr10" draw:text-style-name="P1" draw:layer="layout" svg:x1="19.59cm" svg:y1="17.145cm" svg:x2="19.59cm" svg:y2="6.285cm">
          <text:p/>
        </draw:line>
        <draw:frame draw:style-name="gr11" draw:text-style-name="P9" draw:layer="layout" svg:width="6.141cm" svg:height="1.894cm" svg:x="2.24cm" svg:y="10.695cm">
          <draw:text-box>
            <text:p><text:span text:style-name="T4">容量更大</text:span></text:p>
          </draw:text-box>
        </draw:frame>
        <draw:frame draw:style-name="gr11" draw:text-style-name="P9" draw:layer="layout" svg:width="6.141cm" svg:height="1.894cm" svg:x="19.824cm" svg:y="10.795cm">
          <draw:text-box>
            <text:p><text:span text:style-name="T4">速度更快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谁的记忆力更好？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易失性存储器（断电就忘）</text:p>
                <text:list>
                  <text:list-item>
                    <text:p>Register</text:p>
                  </text:list-item>
                  <text:list-item>
                    <text:p>Cache</text:p>
                  </text:list-item>
                  <text:list-item>
                    <text:p>内存储器（RAM 随机存储器）</text:p>
                  </text:list-item>
                </text:list>
              </text:list-item>
              <text:list-item>
                <text:p>非易失性存储器（断电还会记得）</text:p>
                <text:list>
                  <text:list-item>
                    <text:p>内存储器（ROM 只读存储器）</text:p>
                  </text:list-item>
                  <text:list-item>
                    <text:p>外存储器</text:p>
                  </text:list-item>
                </text:list>
              </text:list-item>
              <text:list-item>
                <text:p><text:span text:style-name="T5">计算机的记忆力要靠这两种存储器配合工作！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计算机中的数据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计算机中可能存放各种数据：</text:p>
                <text:list>
                  <text:list-item>
                    <text:p>文字</text:p>
                  </text:list-item>
                  <text:list-item>
                    <text:p>电影</text:p>
                  </text:list-item>
                  <text:list-item>
                    <text:p>歌曲</text:p>
                  </text:list-item>
                  <text:list-item>
                    <text:p>照片</text:p>
                  </text:list-item>
                  <text:list-item>
                    <text:p>…...</text:p>
                  </text:list-item>
                </text:list>
              </text:list-item>
              <text:list-item>
                <text:p><text:span text:style-name="T5">计算机中的所有数据都是以二进制数字的形式保存的。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位和字节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二进制数字像这样：</text:p>
                <text:list>
                  <text:list-item>
                    <text:p>10110100001101000101010100000111101011110</text:p>
                  </text:list-item>
                </text:list>
              </text:list-item>
              <text:list-item>
                <text:p>二进制数字和十进制数字一样有数位的概念，每一个数位叫做1 bit（二进制位）</text:p>
              </text:list-item>
              <text:list-item>
                <text:p>每8个二进制位叫做1 Byte（字节）</text:p>
              </text:list-item>
              <text:list-item>
                <text:p><text:span text:style-name="T5">1 Byte = 8 bi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 presentation:use-footer-name="ftr1" presentation:use-date-time-name="dtd1">
        <draw:frame presentation:style-name="pr3" draw:layer="layout" svg:width="25.199cm" svg:height="3.506cm" svg:x="1.301cm" svg:y="0.494cm" presentation:class="title" presentation:user-transformed="true">
          <draw:text-box>
            <text:p>存储容量</text:p>
          </draw:text-box>
        </draw:frame>
        <draw:frame presentation:style-name="pr8" draw:layer="layout" svg:width="25.199cm" svg:height="14.672cm" svg:x="1.4cm" svg:y="4.914cm" presentation:class="outline" presentation:user-transformed="true">
          <draw:text-box>
            <text:list text:style-name="L2">
              <text:list-item>
                <text:p>如何说明一块硬盘能存储多少数据呢？我们使用存储容量单位</text:p>
              </text:list-item>
              <text:list-item>
                <text:p><text:span text:style-name="T5">存储容量的基本单位是字节（</text:span><text:span text:style-name="T5">Byte</text:span><text:span text:style-name="T5">）</text:span></text:p>
              </text:list-item>
              <text:list-item>
                <text:p>比它大的单位有：<text:span text:style-name="T5">KB, MB, GB, TB</text:span></text:p>
              </text:list-item>
              <text:list-item>
                <text:p>换算方法</text:p>
                <text:list>
                  <text:list-item>
                    <text:p><text:span text:style-name="T5">1KB = 1024B</text:span></text:p>
                  </text:list-item>
                  <text:list-item>
                    <text:p><text:span text:style-name="T5">1MB = 1024KB</text:span></text:p>
                  </text:list-item>
                  <text:list-item>
                    <text:p><text:span text:style-name="T5">1GB = 1024MB</text:span></text:p>
                  </text:list-item>
                  <text:list-item>
                    <text:p><text:span text:style-name="T5">1TB = 1024G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2T1" presentation:use-footer-name="ftr1" presentation:use-date-time-name="dtd1">
        <draw:frame presentation:style-name="pr3" draw:layer="layout" svg:width="25.199cm" svg:height="3.506cm" svg:x="1.301cm" svg:y="0.494cm" presentation:class="title" presentation:user-transformed="true">
          <draw:text-box>
            <text:p>字长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计算机的CPU一次能够处理的二进制位数叫做这种类型的计算机的字长。</text:p>
              </text:list-item>
              <text:list-item>
                <text:p><text:span text:style-name="T5">现在我们用的大部分计算机字长是</text:span><text:span text:style-name="T5">32</text:span><text:span text:style-name="T5">位的，也有部分已经是</text:span><text:span text:style-name="T5">64</text:span><text:span text:style-name="T5">位的了。</text:span></text:p>
              </text:list-item>
              <text:list-item>
                <text:p><text:span text:style-name="T5">计算机</text:span><text:span text:style-name="T5">CPU</text:span><text:span text:style-name="T5">的主频、字长和内存容量，往往决定了一台计算机的速度快慢。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template" presentation:presentation-page-layout-name="AL2T1" presentation:use-footer-name="ftr1" presentation:use-date-time-name="dtd1">
        <draw:frame presentation:style-name="pr3" draw:layer="layout" svg:width="25.199cm" svg:height="3.506cm" svg:x="1.301cm" svg:y="0.494cm" presentation:class="title" presentation:user-transformed="true">
          <draw:text-box>
            <text:p>Summar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计算机的记忆力</text:p>
                <text:list>
                  <text:list-item>
                    <text:p>它们在哪？</text:p>
                  </text:list-item>
                  <text:list-item>
                    <text:p>谁最快？</text:p>
                  </text:list-item>
                  <text:list-item>
                    <text:p>谁的记忆力更好？</text:p>
                  </text:list-item>
                </text:list>
              </text:list-item>
              <text:list-item>
                <text:p>计算机中的数据</text:p>
                <text:list>
                  <text:list-item>
                    <text:p>位和字节</text:p>
                  </text:list-item>
                  <text:list-item>
                    <text:p>存储容量</text:p>
                  </text:list-item>
                  <text:list-item>
                    <text:p>字长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mplate-background" style:family="presentation">
      <style:graphic-properties draw:stroke="none" draw:fill="bitmap" draw:fill-image-name="vihree_25_20tähti" draw:fill-image-width="100%" draw:fill-image-height="100%"/>
    </style:style>
    <style:style style:name="template-backgroundobjects" style:family="presentation">
      <style:graphic-properties draw:shadow="hidden" draw:shadow-offset-x="0.3cm" draw:shadow-offset-y="0.3cm" draw:shadow-color="#808080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 draw:fill-color="#8ae234" draw:fill-image-width="0cm" draw:fill-image-height="0cm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fill-color="#2e3436" draw:fill-image-width="0cm" draw:fill-image-height="0cm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outline1">
      <style:graphic-properties draw:fill-color="#ffffff" draw:auto-grow-height="false" fo:min-height="13.86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color="#c5000b"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4" style:family="text">
      <style:text-properties fo:color="#c5000b" fo:font-size="20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template" style:page-layout-name="PM1" draw:style-name="Mdp1">
      <draw:frame presentation:style-name="Mpr1" draw:text-style-name="MP3" draw:layer="backgroundobjects" svg:width="25.199cm" svg:height="3.506cm" svg:x="1.301cm" svg:y="0.49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cm" svg:x="1.477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1cm" svg:x="9.625cm" svg:y="20cm" presentation:class="footer">
        <draw:text-box>
          <text:p text:style-name="MP13"><text:span text:style-name="MT3"><presentation:footer/></text:span></text:p>
        </draw:text-box>
      </draw:frame>
      <draw:frame presentation:style-name="Mpr3" draw:text-style-name="MP14" draw:layer="backgroundobjects" svg:width="1.5cm" svg:height="1cm" svg:x="25.5cm" svg:y="19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2">
        <draw:page-thumbnail presentation:style-name="template-title" draw:layer="backgroundobjects" svg:width="14.848cm" svg:height="11.135cm" svg:x="3.07cm" svg:y="2.257cm" presentation:class="page"/>
        <draw:frame presentation:style-name="templat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 LibreOffice_project/360m1$Build-102</meta:generator>
    <meta:creation-date>2011-08-12T17:49:46</meta:creation-date>
    <dc:language>fi-FI</dc:language>
    <meta:editing-cycles>31</meta:editing-cycles>
    <meta:editing-duration>PT7H5M59S</meta:editing-duration>
    <meta:initial-creator>Richard Ma</meta:initial-creator>
    <dc:date>2012-11-11T16:37:56</dc:date>
    <dc:creator>richardma </dc:creator>
    <meta:document-statistic meta:object-count="8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libreoffice/3/user/template/fhlnoip_template.otp"/>
  </office:meta>
</office:document-meta>
</file>